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Individual Contributor License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text:soft-page-break/>(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text:soft-page-break/>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text:soft-page-break/>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text:p>
      <text:p text:style-name="P2">________________________</text:p>
      <text:p text:style-name="P2">Nam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Individual Contributor License Agreement (HA-CLA-I)<text:tab/><text:tab/><text:page-number text:select-page="current">3</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7-11T15:41:45</dc:date>
    <meta:editing-duration>PT54M45S</meta:editing-duration>
    <meta:editing-cycles>22</meta:editing-cycles>
    <meta:generator>LibreOffice/3.3$Unix LibreOffice_project/330m19$Build-202</meta:generator>
    <dc:creator>Allison Randal</dc:creator>
    <meta:document-statistic meta:table-count="0" meta:image-count="0" meta:object-count="0" meta:page-count="4" meta:paragraph-count="57" meta:word-count="1588" meta:character-count="10035"/>
  </office:meta>
</office:document-meta>
</file>